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4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ize="10pt" officeooo:paragraph-rsid="005ae0aa" style:font-size-asian="10pt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1cm" style:auto-text-indent="false"/>
      <style:text-properties style:font-name="Times New Roman" fo:font-size="10pt" officeooo:paragraph-rsid="005ae0aa" style:font-name-asian="Times New Roman2" style:font-size-asian="10pt" style:font-name-complex="Times New Roman2" style:font-size-complex="10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Times New Roman" fo:font-size="10pt" officeooo:paragraph-rsid="005ae0aa" style:font-name-asian="Times New Roman2" style:font-size-asian="10pt" style:font-name-complex="Times New Roman2" style:font-size-complex="10pt"/>
    </style:style>
    <style:style style:name="P5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58" style:family="paragraph" style:parent-style-name="Table_20_Contents">
      <style:text-properties fo:font-size="10.5pt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6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7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71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2" style:family="paragraph">
      <loext:graphic-properties draw:fill="none" draw:fill-color="#ffffff"/>
      <style:text-properties fo:font-size="10pt" style:font-size-asian="10pt" style:font-size-complex="10pt"/>
    </style:style>
    <style:style style:name="P73" style:family="paragraph">
      <style:paragraph-properties fo:margin-left="0.026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0.5pt" style:font-size-asian="10.5pt" style:font-size-complex="10.5pt"/>
    </style:style>
    <style:style style:name="P75" style:family="paragraph">
      <style:paragraph-properties fo:margin-left="0.101cm" fo:margin-right="0.101cm" fo:margin-top="0cm" fo:margin-bottom="0cm" fo:line-height="100%" fo:text-indent="0cm"/>
    </style:style>
    <style:style style:name="P76" style:family="paragraph">
      <style:paragraph-properties fo:margin-top="0cm" fo:margin-bottom="0cm" fo:line-height="100%"/>
    </style:style>
    <style:style style:name="P77" style:family="paragraph">
      <style:paragraph-properties fo:margin-top="0cm" fo:margin-bottom="0cm" fo:line-height="100%" fo:text-align="justify"/>
    </style:style>
    <style:style style:name="P78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5df150" style:font-style-asian="italic" style:font-style-complex="italic"/>
    </style:style>
    <style:style style:name="T7" style:family="text">
      <style:text-properties fo:font-style="italic" officeooo:rsid="002ee2e5" style:font-style-asian="italic" style:font-style-complex="italic"/>
    </style:style>
    <style:style style:name="T8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0" style:family="text">
      <style:text-properties officeooo:rsid="0023c526"/>
    </style:style>
    <style:style style:name="T21" style:family="text">
      <style:text-properties officeooo:rsid="00282cca"/>
    </style:style>
    <style:style style:name="T22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3" style:family="text">
      <style:text-properties style:font-name="Times New Roman" style:font-name-asian="Times New Roman2" style:font-name-complex="Times New Roman2"/>
    </style:style>
    <style:style style:name="T24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5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6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27" style:family="text">
      <style:text-properties style:font-name-asian="Times New Roman2" style:font-name-complex="Times New Roman2"/>
    </style:style>
    <style:style style:name="T28" style:family="text">
      <style:text-properties officeooo:rsid="00282cca" style:font-name-asian="Times New Roman2" style:font-name-complex="Times New Roman2"/>
    </style:style>
    <style:style style:name="T29" style:family="text">
      <style:text-properties officeooo:rsid="001331e3" style:font-name-asian="Times New Roman2" style:font-name-complex="Times New Roman2"/>
    </style:style>
    <style:style style:name="T30" style:family="text">
      <style:text-properties style:font-name-asian="Times New Roman2" style:font-name-complex="Times New Roman2" style:font-style-complex="normal" style:font-weight-complex="normal"/>
    </style:style>
    <style:style style:name="T31" style:family="text">
      <style:text-properties officeooo:rsid="002e1b18"/>
    </style:style>
    <style:style style:name="T32" style:family="text">
      <style:text-properties officeooo:rsid="00181cf4"/>
    </style:style>
    <style:style style:name="T33" style:family="text">
      <style:text-properties fo:language="ru" fo:country="RU"/>
    </style:style>
    <style:style style:name="T34" style:family="text">
      <style:text-properties officeooo:rsid="003622d5"/>
    </style:style>
    <style:style style:name="T35" style:family="text">
      <style:text-properties officeooo:rsid="002e1b18" style:font-style-complex="normal"/>
    </style:style>
    <style:style style:name="T36" style:family="text">
      <style:text-properties officeooo:rsid="003622d5" style:font-style-complex="normal"/>
    </style:style>
    <style:style style:name="T37" style:family="text">
      <style:text-properties officeooo:rsid="005df150" style:font-style-complex="normal"/>
    </style:style>
    <style:style style:name="T38" style:family="text">
      <style:text-properties fo:language="en" fo:country="US"/>
    </style:style>
    <style:style style:name="T39" style:family="text">
      <style:text-properties fo:language="uk" fo:country="UA"/>
    </style:style>
    <style:style style:name="T40" style:family="text">
      <style:text-properties fo:language="uk" fo:country="UA" officeooo:rsid="003b8003"/>
    </style:style>
    <style:style style:name="T41" style:family="text">
      <style:text-properties fo:language="uk" fo:country="UA" officeooo:rsid="002c9457"/>
    </style:style>
    <style:style style:name="T42" style:family="text">
      <style:text-properties fo:language="uk" fo:country="UA" officeooo:rsid="0021a7d8"/>
    </style:style>
    <style:style style:name="T43" style:family="text">
      <style:text-properties fo:language="uk" fo:country="UA" fo:font-weight="bold" officeooo:rsid="002c9457" style:font-weight-asian="bold" style:font-weight-complex="bold"/>
    </style:style>
    <style:style style:name="T44" style:family="text">
      <style:text-properties fo:language="uk" fo:country="UA" fo:font-weight="normal" officeooo:rsid="002c9457" style:font-weight-asian="normal" style:font-weight-complex="normal"/>
    </style:style>
    <style:style style:name="T45" style:family="text">
      <style:text-properties fo:language="uk" fo:country="UA" fo:font-weight="normal" officeooo:rsid="0058499d" style:font-weight-asian="normal" style:font-weight-complex="normal"/>
    </style:style>
    <style:style style:name="T46" style:family="text">
      <style:text-properties fo:language="uk" fo:country="UA" officeooo:rsid="0058499d"/>
    </style:style>
    <style:style style:name="T47" style:family="text">
      <style:text-properties officeooo:rsid="003b71b4"/>
    </style:style>
    <style:style style:name="T48" style:family="text">
      <style:text-properties officeooo:rsid="003b8003"/>
    </style:style>
    <style:style style:name="T49" style:family="text">
      <style:text-properties officeooo:rsid="000f0310"/>
    </style:style>
    <style:style style:name="T50" style:family="text">
      <style:text-properties officeooo:rsid="0010dd33"/>
    </style:style>
    <style:style style:name="T51" style:family="text">
      <style:text-properties officeooo:rsid="00117476"/>
    </style:style>
    <style:style style:name="T52" style:family="text">
      <style:text-properties officeooo:rsid="0014585f"/>
    </style:style>
    <style:style style:name="T53" style:family="text">
      <style:text-properties officeooo:rsid="0042ad5b"/>
    </style:style>
    <style:style style:name="T54" style:family="text">
      <style:text-properties officeooo:rsid="00464a7d"/>
    </style:style>
    <style:style style:name="T55" style:family="text">
      <style:text-properties officeooo:rsid="0049d299"/>
    </style:style>
    <style:style style:name="T56" style:family="text">
      <style:text-properties officeooo:rsid="004bcbd5"/>
    </style:style>
    <style:style style:name="T57" style:family="text">
      <style:text-properties officeooo:rsid="0053ed7c"/>
    </style:style>
    <style:style style:name="T58" style:family="text">
      <style:text-properties officeooo:rsid="00576bac"/>
    </style:style>
    <style:style style:name="T59" style:family="text">
      <style:text-properties officeooo:rsid="0058499d"/>
    </style:style>
    <style:style style:name="T60" style:family="text">
      <style:text-properties officeooo:rsid="005ae0aa"/>
    </style:style>
    <style:style style:name="T61" style:family="text">
      <style:text-properties officeooo:rsid="005df150"/>
    </style:style>
    <style:style style:name="T62" style:family="text">
      <style:text-properties officeooo:rsid="005ef863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66" style:family="text">
      <style:text-properties style:font-name="Liberation Serif" fo:font-size="10pt" style:font-size-asian="10pt" style:font-size-complex="10pt"/>
    </style:style>
    <style:style style:name="T67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68" style:family="text">
      <style:text-properties style:font-name="Liberation Serif" fo:font-size="10.5pt" style:font-size-asian="10.5pt" style:font-size-complex="10.5pt"/>
    </style:style>
    <style:style style:name="T69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0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1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2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74" svg:width="7.303cm" svg:height="8.256cm" svg:x="17.919cm" svg:y="0.309cm">
        <draw:text-box>
          <text:p><text:span text:style-name="T67">Пояснює </text:span><text:span text:style-name="T68">поняття моделі</text:span></text:p>
          <text:p text:style-name="P73"><text:span text:style-name="T69">Діяльнісна складова</text:span></text:p>
          <text:p><text:span text:style-name="T67">Застосовує </text:span><text:span text:style-name="T68">засоби опрацювання електронних </text:span><text:span text:style-name="T68">таблиць для розв’язання навчальних і </text:span><text:span text:style-name="T68">життєвих задач. </text:span></text:p>
          <text:p><text:span text:style-name="T67">Аналізує </text:span><text:span text:style-name="T68">умову задачі, виокремлює зв’язки </text:span><text:span text:style-name="T68">між величинами. Реалізує математичні моделі </text:span><text:span text:style-name="T68">засобами електронних таблиць.</text:span></text:p>
          <text:p><text:span text:style-name="T67">Використовує</text:span><text:span text:style-name="T68"> формули в електронних </text:span><text:span text:style-name="T68">таблицях.</text:span></text:p>
          <text:p><text:span text:style-name="T67">Редагує</text:span><text:span text:style-name="T68"> <text:s/>і </text:span><text:span text:style-name="T67">форматує</text:span><text:span text:style-name="T68"> електронні таблиці.</text:span></text:p>
          <text:p text:style-name="P73"><text:span text:style-name="T70">Застосовує</text:span><text:span text:style-name="T71"> засоби автозаповнення й </text:span><text:span text:style-name="T71">автозавершення для прискорення введення </text:span><text:span text:style-name="T71">даних</text:span></text:p>
          <text:p text:style-name="P73"><text:span text:style-name="T69">Ціннісна складова</text:span></text:p>
          <text:p><text:span text:style-name="T67">Розпізнає</text:span><text:span text:style-name="T68"> задачі, для яких доцільно </text:span><text:span text:style-name="T68">використовувати електронні таблиці.</text:span></text:p>
          <text:p><text:span text:style-name="T67">Робить висновки</text:span><text:span text:style-name="T68"> на основі аналізу даних в </text:span><text:span text:style-name="T68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2">№ Уроку</text:p>
          </table:table-cell>
          <table:table-cell table:style-name="Таблица1.A1" office:value-type="string">
            <text:p text:style-name="P32">№ Теми</text:p>
          </table:table-cell>
          <table:table-cell table:style-name="Таблица1.A1" office:value-type="string">
            <text:p text:style-name="P33">Тема урока</text:p>
          </table:table-cell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4"><text:span text:style-name="T60">6</text:span>-<text:span text:style-name="T54">А</text:span></text:p>
          </table:table-cell>
          <table:table-cell table:style-name="Таблица1.A1" office:value-type="string">
            <text:p text:style-name="P34"><text:span text:style-name="T60">6</text:span>-<text:span text:style-name="T54">Б</text:span></text:p>
          </table:table-cell>
          <table:table-cell table:style-name="Таблица1.G1" office:value-type="string">
            <text:p text:style-name="P34"><text:span text:style-name="T60">6</text:span>-<text:span text:style-name="T60">Г</text:span></text:p>
          </table:table-cell>
        </table:table-row>
        <table:table-row>
          <table:table-cell table:style-name="Таблица1.A2" table:number-columns-spanned="7" office:value-type="string">
            <text:p text:style-name="P57">Тема <text:span text:style-name="T20">1</text:span>. <text:span text:style-name="T23">Алгоритми та програми </text:span>(<text:span text:style-name="T55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43">Безпека життєдіяльності при роботі з комп'ютером<text:span text:style-name="T8">. </text:span><text:span text:style-name="T30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51"><text:span text:style-name="T26">Учень/учениця</text:span></text:p>
            <text:p text:style-name="P52"><text:span text:style-name="T26">Знаннєва складова</text:span></text:p>
            <text:p text:style-name="P71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71"><text:span text:style-name="T1">Пояснює</text:span> поняття події та наводить приклади подій та їх опрацювання.</text:p>
            <text:p text:style-name="P71"><text:span text:style-name="T1">Знає і розуміє</text:span> поняття вкладених алгоритмічних структур, наводить приклади їх застосування</text:p>
            <text:p text:style-name="P53"/>
            <text:p text:style-name="P52"><text:span text:style-name="T26">Діяльнісна складова</text:span></text:p>
            <text:p text:style-name="P71"><text:span text:style-name="T1">Розкладає</text:span> задачу на підзадачі і розв’язує їх (здійснює декомпозицію задачі).</text:p>
            <text:p text:style-name="P71"><text:span text:style-name="T1">Додає</text:span> об’єкти до програмного проекту.</text:p>
            <text:p text:style-name="P71"><text:span text:style-name="T1">Уміє</text:span> змінювати значення властивостей об’єктів, у тому числі програмно.</text:p>
            <text:p text:style-name="P71"><text:span text:style-name="T1">Уміє</text:span> перевіряти результат виконання програми на відповідність умові задачі.</text:p>
            <text:p text:style-name="P71"><text:span text:style-name="T1">Програмує </text:span>опрацювання подій.</text:p>
            <text:p text:style-name="P71"><text:span text:style-name="T1">Застосовує </text:span>вкладені алгоритмічні структури повторення та розгалуження</text:p>
            <text:p text:style-name="P54"/>
            <text:p text:style-name="P52"><text:span text:style-name="T26">Ціннісна складова</text:span></text:p>
            <text:p text:style-name="P71"><text:span text:style-name="T1">Усвідомлює</text:span> доцільність застосування подійного програмування для розв’язання конкретної задачі.</text:p>
            <text:p text:style-name="P70"><text:span text:style-name="T19">Обґрунтовує</text:span><text:span text:style-name="T12"> необхідність застосування вкладених алгоритмічних структур.</text:span></text:p>
            <text:p text:style-name="P70"><text:span text:style-name="T12"/></text:p>
            <text:p text:style-name="P70"><text:span text:style-name="T12"/></text:p>
            <text:p text:style-name="P70"><text:span text:style-name="T12"/></text:p>
            <text:p text:style-name="P70"><text:span text:style-name="T12"/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1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44"><text:span text:style-name="T9">Властивості об’єкта. </text:span><text:span text:style-name="T3">Практична робота №1.</text:span><text:span text:style-name="T31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66">Створення програмних об’є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69">Поняття події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65">Види поді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61"><text:span text:style-name="T35">Програмне опрацювання події. </text:span><text:span text:style-name="T3">Практична робота №2. </text:span><text:span text:style-name="T37">Налаштування подій обʼєкт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67"><text:span text:style-name="T61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67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62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2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8"><text:span text:style-name="T7">Практична робота №3. </text:span>Розв’язання задачі методом поділу на підзадачі. <text:span text:style-name="T35"><text:s/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3">Опрацювання подій у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3">Програмування поді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3">Створення проекту у середовищі Скретч з застосуванням <text:span text:style-name="T62">алгоритмічних структур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4">Захист проекту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37"><text:span text:style-name="T21">Узагальнення з теми <text:s/>«Алгоритми та програми</text:span><text:span text:style-name="T28">»</text:span></text:p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2">Тема 2</text:span>. <text:span text:style-name="T27">Опрацювання табличних даних</text:span> (<text:span text:style-name="T56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8"><text:span text:style-name="T10">Поняття електронної таблиці. </text:span><text:span text:style-name="T18">Практична робота №3. </text:span><text:span text:style-name="T11">Табличні процесори, їх призначення. Середовище табличного процесора. Інструктаж з БЖД.</text:span></text:p>
          </table:table-cell>
          <table:table-cell table:style-name="Таблица1.D20" table:number-rows-spanned="10" office:value-type="string">
            <text:p text:style-name="P49"><draw:frame text:anchor-type="paragraph" draw:z-index="0" draw:name="Фигура1" draw:style-name="gr1" draw:text-style-name="P72" svg:width="7.303cm" svg:height="3.234cm" svg:x="0.069cm" svg:y="0.178cm"><draw:text-box><text:p><text:span text:style-name="T63">Знаннєва складова</text:span></text:p><text:p><text:span text:style-name="T64">Пояснює призначення електронних таблиць, </text:span><text:span text:style-name="T64">зокрема як засобу моделювання.</text:span></text:p><text:p><text:span text:style-name="T64">Знає принципи адресації клітинок і діапазонів. </text:span><text:span text:style-name="T65">Називає </text:span><text:span text:style-name="T66">основні типи даних та пояснює їхнє </text:span><text:span text:style-name="T66">призначення.</text:span></text:p><text:p><text:span text:style-name="T65">Називає</text:span><text:span text:style-name="T66"> і </text:span><text:span text:style-name="T65">пояснює </text:span><text:span text:style-name="T66">призначення основних </text:span><text:span text:style-name="T66">об’єктів ЕТ.</text:span></text:p></draw:text-box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0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0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1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41">Адресація. Формул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1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41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22">8</text:p>
          </table:table-cell>
          <table:table-cell table:style-name="Таблица1.A3" office:value-type="string">
            <text:p text:style-name="P41">Автозаповнення та автозаверш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22">9</text:p>
          </table:table-cell>
          <table:table-cell table:style-name="Таблица1.A3" office:value-type="string">
            <text:p text:style-name="P42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<text:span text:style-name="T57">0</text:span></text:p>
          </table:table-cell>
          <table:table-cell table:style-name="Таблица1.A3" office:value-type="string">
            <text:p text:style-name="P22">1<text:span text:style-name="T57">0</text:span></text:p>
          </table:table-cell>
          <table:table-cell table:style-name="Таблица1.A3" office:value-type="string">
            <text:p text:style-name="P38"><text:span text:style-name="T21">Узагальнення з теми </text:span><text:span text:style-name="T29">Опрацювання табличних даних.</text:span></text:p>
            <text:p text:style-name="P55"/>
            <text:p text:style-name="P55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6">Тема </text:span><text:span text:style-name="T17">3</text:span><text:span text:style-name="T16">. </text:span><text:span text:style-name="T13"><text:s/>Алгоритми та програми </text:span><text:span text:style-name="T14">(</text:span><text:span text:style-name="T15">14</text:span><text:span text:style-name="T14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<text:span text:style-name="T58">1</text:span>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5">Виконав<text:span text:style-name="T33">ц</text:span>і алгоритмів</text:p>
          </table:table-cell>
          <table:table-cell table:style-name="Таблица1.D20" table:number-rows-spanned="14" office:value-type="string">
            <text:p text:style-name="P50"><draw:frame text:anchor-type="paragraph" draw:z-index="2" draw:name="Фигура3" draw:style-name="gr3" draw:text-style-name="P78" svg:width="7.277cm" svg:height="8.547cm" svg:x="0.016cm" svg:y="0.079cm"><draw:text-box><text:p text:style-name="P75"><text:span text:style-name="T69">Учень/учениця</text:span></text:p><text:p text:style-name="P73"><text:span text:style-name="T69">Знаннєва складова</text:span></text:p><text:p text:style-name="P76"><text:span text:style-name="T71"><text:s text:c="5"/></text:span><text:span text:style-name="T70">Пояснює</text:span><text:span text:style-name="T71"> поняття величини, змінної та операції присвоювання.</text:span></text:p><text:p text:style-name="P76"><text:span text:style-name="T71"><text:s text:c="4"/></text:span><text:span text:style-name="T70">Знає</text:span><text:span text:style-name="T71"> базові алгоритми роботи зі змінними: обмін значеннями, визначення найбільшого й найменшого з двох значень</text:span></text:p><text:p text:style-name="P76"><text:span text:style-name="T71"/></text:p><text:p text:style-name="P76"><text:span text:style-name="T69">Діяльнісна складова</text:span></text:p><text:p text:style-name="P77"><text:span text:style-name="T71"><text:s text:c="4"/></text:span><text:span text:style-name="T70">Використовує</text:span><text:span text:style-name="T71"> різні алгоритмічні структури та змінні для <text:s/>розв’язання навчальних і життєвих задач.</text:span></text:p><text:p text:style-name="P77"><text:span text:style-name="T71"><text:s text:c="5"/></text:span><text:span text:style-name="T70">Застосовує</text:span><text:span text:style-name="T71"> засоби програмування для побудови моделей</text:span></text:p><text:p text:style-name="P77"><text:span text:style-name="T72"/></text:p><text:p text:style-name="P77"><text:span text:style-name="T69">Ціннісна складова</text:span></text:p><text:p text:style-name="P77"><text:span text:style-name="T71"><text:s text:c="5"/></text:span><text:span text:style-name="T70">Усвідомлює</text:span><text:span text:style-name="T71"> роль програмування та моделювання для розв’язання навчальних і життєвих задач</text:span></text:p></draw:text-box></draw:frame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5"><text:span text:style-name="T34">С</text:span>истеми команд <text:span text:style-name="T34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5"><text:span text:style-name="T36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6">Розбір</text:span><text:span text:style-name="T4"> </text:span><text:span text:style-name="T36">в</text:span><text:span text:style-name="T34">идів опису алгоритмів. </text:span><text:span text:style-name="T35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5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5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5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45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35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20">інійн</text:span>их<text:span text:style-name="T20"> алгоритм</text:span>ів<text:span text:style-name="T20">. </text:span><text:span text:style-name="T35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45">Алгоритми з розгалуженнями. <text:span text:style-name="T34">Складання </text:span>алгоритм<text:span text:style-name="T34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46">Алгоритми з розгалуженнями. <text:span text:style-name="T34">Виконання </text:span>алгоритм<text:span text:style-name="T34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46">Алгоритми з повтореннями. <text:span text:style-name="T34">Складання </text:span>алгоритм<text:span text:style-name="T34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46">Алгоритми з повтореннями. <text:span text:style-name="T34">Виконання </text:span>алгоритм<text:span text:style-name="T34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47">Повторе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39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38">II </text:span></text:span><text:span text:style-name="Основной_20_шрифт_20_абзаца"><text:span text:style-name="T39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38">III</text:span></text:span><text:span text:style-name="Основной_20_шрифт_20_абзаца"><text:span text:style-name="T39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38">IV</text:span></text:span><text:span text:style-name="Основной_20_шрифт_20_абзаца"><text:span text:style-name="T39"> ч.</text:span></text:span></text:p>
          </table:table-cell>
        </table:table-row>
        <table:table-row>
          <table:table-cell table:style-name="Таблица2.A2" office:value-type="string">
            <text:p text:style-name="P26"><text:span text:style-name="T54">7</text:span>-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47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48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4">7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9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9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4">7</text:span>-<text:span text:style-name="T54">В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47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48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7">Граф<text:span text:style-name="Основной_20_шрифт_20_абзаца"><text:span text:style-name="T39">ік контрольних та практичних робіт </text:span></text:span><text:span text:style-name="Основной_20_шрифт_20_абзаца"><text:span text:style-name="T40">5</text:span></text:span><text:span text:style-name="Основной_20_шрифт_20_абзаца"><text:span text:style-name="T39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><text:span text:style-name="T54">7</text:span>-А</text:p>
          </table:table-cell>
          <table:table-cell table:style-name="Таблица3.A2" office:value-type="string">
            <text:p text:style-name="P25"><text:span text:style-name="T54">7</text:span>-Б</text:p>
          </table:table-cell>
          <table:table-cell table:style-name="Таблица3.D2" office:value-type="string">
            <text:p text:style-name="P25"><text:span text:style-name="T54">7</text:span>-<text:span text:style-name="T54">В</text:span></text:p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39">Практична робота №</text:span></text:span><text:span text:style-name="Основной_20_шрифт_20_абзаца"><text:span text:style-name="T41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39">Практична робота №</text:span></text:span><text:span text:style-name="Основной_20_шрифт_20_абзаца"><text:span text:style-name="T41">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39">Узагальнення №</text:span></text:span><text:span text:style-name="Основной_20_шрифт_20_абзаца"><text:span text:style-name="T41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2">Практична робота №</text:span></text:span><text:span text:style-name="Основной_20_шрифт_20_абзаца"><text:span text:style-name="T41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3">Узагальнення №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2">Практична робота №</text:span></text:span><text:span text:style-name="Основной_20_шрифт_20_абзаца"><text:span text:style-name="T46">4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2">Практична робота №</text:span></text:span><text:span text:style-name="Основной_20_шрифт_20_абзаца"><text:span text:style-name="T46">5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Узагальнення №</text:span></text:span><text:span text:style-name="Основной_20_шрифт_20_абзаца"><text:span text:style-name="T45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9">Заступник</text:span> директора _________ М.В. Савіна<text:tab/><text:tab/><text:tab/><text:tab/><text:tab/><text:tab/><text:tab/><text:tab/><text:span text:style-name="T49">Д</text:span>иректор <text:span text:style-name="T49">школи</text:span> ____________ Л.М. Воробйов</text:p>
      <text:p text:style-name="P7">____________ 201<text:span text:style-name="T49">7</text:span> р.<text:tab/><text:tab/><text:tab/><text:tab/><text:tab/><text:tab/><text:tab/><text:tab/><text:tab/><text:tab/><text:tab/><text:tab/><text:tab/><text:tab/><text:tab/>_____________ 201<text:span text:style-name="T49">7</text:span> р.</text:p>
      <text:p text:style-name="P7">____________ 201<text:span text:style-name="T49">8</text:span> р.<text:tab/><text:tab/><text:tab/><text:tab/><text:tab/><text:tab/><text:tab/><text:tab/><text:tab/><text:tab/><text:tab/><text:tab/><text:tab/><text:tab/><text:tab/>_____________ 201<text:span text:style-name="T49">8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3">і</text:span>нформатики для <text:span text:style-name="T54">7</text:span> класів</text:p>
      <text:p text:style-name="P9"><text:span text:style-name="T49">в</text:span>читель Трубіцина А.Л.</text:p>
      <text:p text:style-name="P9">201<text:span text:style-name="T49">7</text:span>-201<text:span text:style-name="T49">8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4">7 </text:span>класу</text:p>
      <text:p text:style-name="P6">загальноосвітніх навчальних закладів <text:span text:style-name="T50">затверджена Міністерством освіти і науки України</text:span></text:p>
      <text:p text:style-name="P8">(Наказ МОН від <text:span text:style-name="T51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2"><text:tab/><text:tab/></text:span><text:span text:style-name="T24">Погоджено на засіданні </text:span><text:span text:style-name="T25">Ш</text:span><text:span text:style-name="T24">МО</text:span></text:p>
      <text:p text:style-name="P5"><text:tab/><text:tab/>протокол № _____ від ___________ р.</text:p>
      <text:p text:style-name="P5"><text:tab/><text:tab/>кер. <text:span text:style-name="T52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6:57:36.440532213</dc:date>
    <meta:editing-duration>PT57M2S</meta:editing-duration>
    <meta:editing-cycles>26</meta:editing-cycles>
    <meta:generator>LibreOffice/6.1.1.2$Linux_X86_64 LibreOffice_project/10$Build-2</meta:generator>
    <meta:document-statistic meta:table-count="3" meta:image-count="0" meta:object-count="0" meta:page-count="4" meta:paragraph-count="189" meta:word-count="616" meta:character-count="4340" meta:non-whitespace-character-count="3846"/>
  </office:meta>
</office:document-meta>
</file>